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6a61" officeooo:paragraph-rsid="00116a61"/>
    </style:style>
    <style:style style:name="P2" style:family="paragraph" style:parent-style-name="Standard">
      <style:paragraph-properties fo:text-align="start" style:justify-single-word="false"/>
      <style:text-properties officeooo:rsid="00116a61" officeooo:paragraph-rsid="00116a61"/>
    </style:style>
    <style:style style:name="P3" style:family="paragraph" style:parent-style-name="Standard">
      <style:paragraph-properties fo:text-align="start" style:justify-single-word="false"/>
      <style:text-properties officeooo:rsid="00123e9b" officeooo:paragraph-rsid="00123e9b"/>
    </style:style>
    <style:style style:name="P4" style:family="paragraph" style:parent-style-name="Standard" style:list-style-name="L1">
      <style:paragraph-properties fo:text-align="start" style:justify-single-word="false"/>
      <style:text-properties officeooo:rsid="00123e9b" officeooo:paragraph-rsid="00123e9b"/>
    </style:style>
    <style:style style:name="P5" style:family="paragraph" style:parent-style-name="Standard" style:list-style-name="L2">
      <style:paragraph-properties fo:text-align="start" style:justify-single-word="false"/>
      <style:text-properties officeooo:rsid="00123e9b" officeooo:paragraph-rsid="00123e9b"/>
    </style:style>
    <style:style style:name="P6" style:family="paragraph" style:parent-style-name="Standard" style:list-style-name="L3">
      <style:paragraph-properties fo:text-align="start" style:justify-single-word="false"/>
      <style:text-properties officeooo:rsid="00123e9b" officeooo:paragraph-rsid="00123e9b"/>
    </style:style>
    <style:style style:name="P7" style:family="paragraph" style:parent-style-name="Standard" style:list-style-name="L4">
      <style:paragraph-properties fo:text-align="start" style:justify-single-word="false"/>
      <style:text-properties officeooo:rsid="00123e9b" officeooo:paragraph-rsid="00123e9b"/>
    </style:style>
    <style:style style:name="P8" style:family="paragraph" style:parent-style-name="Standard" style:list-style-name="L5">
      <style:paragraph-properties fo:text-align="start" style:justify-single-word="false"/>
      <style:text-properties officeooo:rsid="00123e9b" officeooo:paragraph-rsid="00123e9b"/>
    </style:style>
    <style:style style:name="P9" style:family="paragraph" style:parent-style-name="Standard" style:list-style-name="L6">
      <style:paragraph-properties fo:text-align="start" style:justify-single-word="false"/>
      <style:text-properties officeooo:rsid="00123e9b" officeooo:paragraph-rsid="00123e9b"/>
    </style:style>
    <style:style style:name="P10" style:family="paragraph" style:parent-style-name="Standard">
      <style:paragraph-properties fo:text-align="start" style:justify-single-word="false"/>
      <style:text-properties officeooo:rsid="00123e9b" officeooo:paragraph-rsid="0013d391"/>
    </style:style>
    <style:style style:name="P11" style:family="paragraph" style:parent-style-name="Standard">
      <style:paragraph-properties fo:text-align="center" style:justify-single-word="false"/>
      <style:text-properties officeooo:rsid="00123e9b" officeooo:paragraph-rsid="00123e9b"/>
    </style:style>
    <style:style style:name="P12" style:family="paragraph" style:parent-style-name="Standard" style:list-style-name="L7">
      <style:paragraph-properties fo:text-align="start" style:justify-single-word="false"/>
      <style:text-properties officeooo:rsid="0013d391" officeooo:paragraph-rsid="0013d391"/>
    </style:style>
    <style:style style:name="P13" style:family="paragraph" style:parent-style-name="Standard">
      <style:paragraph-properties fo:text-align="start" style:justify-single-word="false"/>
      <style:text-properties officeooo:rsid="0013d391" officeooo:paragraph-rsid="0013d391"/>
    </style:style>
    <style:style style:name="P14" style:family="paragraph" style:parent-style-name="Standard" style:list-style-name="L8">
      <style:paragraph-properties fo:text-align="start" style:justify-single-word="false"/>
      <style:text-properties officeooo:rsid="0013d391" officeooo:paragraph-rsid="0013d391"/>
    </style:style>
    <style:style style:name="P15" style:family="paragraph" style:parent-style-name="Standard" style:list-style-name="L10">
      <style:paragraph-properties fo:text-align="start" style:justify-single-word="false"/>
      <style:text-properties officeooo:rsid="0013d391" officeooo:paragraph-rsid="0013d391"/>
    </style:style>
    <style:style style:name="P16" style:family="paragraph" style:parent-style-name="Standard">
      <style:paragraph-properties fo:text-align="start" style:justify-single-word="false"/>
      <style:text-properties officeooo:rsid="0013d391" officeooo:paragraph-rsid="0016fc76"/>
    </style:style>
    <style:style style:name="P17" style:family="paragraph" style:parent-style-name="Standard" style:list-style-name="L14">
      <style:paragraph-properties fo:text-align="start" style:justify-single-word="false"/>
      <style:text-properties officeooo:rsid="0013d391" officeooo:paragraph-rsid="00183525"/>
    </style:style>
    <style:style style:name="P18" style:family="paragraph" style:parent-style-name="Standard" style:list-style-name="L10">
      <style:paragraph-properties fo:text-align="start" style:justify-single-word="false"/>
      <style:text-properties officeooo:rsid="00148ab7" officeooo:paragraph-rsid="00148ab7"/>
    </style:style>
    <style:style style:name="P19" style:family="paragraph" style:parent-style-name="Standard" style:list-style-name="L14">
      <style:paragraph-properties fo:text-align="start" style:justify-single-word="false"/>
      <style:text-properties officeooo:rsid="00148ab7" officeooo:paragraph-rsid="00183525"/>
    </style:style>
    <style:style style:name="P20" style:family="paragraph" style:parent-style-name="Standard" style:list-style-name="L14">
      <style:paragraph-properties fo:text-align="start" style:justify-single-word="false"/>
      <style:text-properties officeooo:rsid="00148ab7" officeooo:paragraph-rsid="0018667b"/>
    </style:style>
    <style:style style:name="P21" style:family="paragraph" style:parent-style-name="Standard">
      <style:paragraph-properties fo:text-align="start" style:justify-single-word="false"/>
      <style:text-properties officeooo:rsid="0015de4c" officeooo:paragraph-rsid="0015de4c"/>
    </style:style>
    <style:style style:name="P22" style:family="paragraph" style:parent-style-name="Standard" style:list-style-name="L11">
      <style:paragraph-properties fo:text-align="start" style:justify-single-word="false"/>
      <style:text-properties officeooo:rsid="0015de4c" officeooo:paragraph-rsid="0015de4c"/>
    </style:style>
    <style:style style:name="P23" style:family="paragraph" style:parent-style-name="Standard" style:list-style-name="L13">
      <style:paragraph-properties fo:text-align="start" style:justify-single-word="false"/>
      <style:text-properties officeooo:rsid="0015de4c" officeooo:paragraph-rsid="0015de4c"/>
    </style:style>
    <style:style style:name="P24" style:family="paragraph" style:parent-style-name="Standard" style:list-style-name="L14">
      <style:paragraph-properties fo:text-align="start" style:justify-single-word="false"/>
      <style:text-properties officeooo:rsid="0015de4c" officeooo:paragraph-rsid="00183525"/>
    </style:style>
    <style:style style:name="P25" style:family="paragraph" style:parent-style-name="Standard" style:list-style-name="L14">
      <style:paragraph-properties fo:text-align="start" style:justify-single-word="false"/>
      <style:text-properties officeooo:rsid="0015de4c" officeooo:paragraph-rsid="0018667b"/>
    </style:style>
    <style:style style:name="P26" style:family="paragraph" style:parent-style-name="Standard">
      <style:paragraph-properties fo:text-align="start" style:justify-single-word="false"/>
      <style:text-properties fo:font-style="italic" officeooo:rsid="0015de4c" officeooo:paragraph-rsid="0015de4c" style:font-style-asian="italic" style:font-style-complex="italic"/>
    </style:style>
    <style:style style:name="P27" style:family="paragraph" style:parent-style-name="Standard" style:list-style-name="L12">
      <style:paragraph-properties fo:text-align="start" style:justify-single-word="false"/>
      <style:text-properties fo:font-style="italic" officeooo:rsid="0015de4c" officeooo:paragraph-rsid="0015de4c" style:font-style-asian="italic" style:font-style-complex="italic"/>
    </style:style>
    <style:style style:name="P28" style:family="paragraph" style:parent-style-name="Standard" style:list-style-name="L14">
      <style:paragraph-properties fo:text-align="start" style:justify-single-word="false"/>
      <style:text-properties fo:font-style="italic" officeooo:rsid="0015de4c" officeooo:paragraph-rsid="0018667b" style:font-style-asian="italic" style:font-style-complex="italic"/>
    </style:style>
    <style:style style:name="P29" style:family="paragraph" style:parent-style-name="Standard">
      <style:paragraph-properties fo:text-align="start" style:justify-single-word="false"/>
      <style:text-properties fo:font-style="italic" officeooo:rsid="0015de4c" officeooo:paragraph-rsid="00183525" style:font-style-asian="italic" style:font-style-complex="italic"/>
    </style:style>
    <style:style style:name="P30" style:family="paragraph" style:parent-style-name="Standard">
      <style:paragraph-properties fo:text-align="start" style:justify-single-word="false"/>
      <style:text-properties fo:font-style="italic" officeooo:rsid="0015de4c" officeooo:paragraph-rsid="00237820" style:font-style-asian="italic" style:font-style-complex="italic"/>
    </style:style>
    <style:style style:name="P31" style:family="paragraph" style:parent-style-name="Standard">
      <style:paragraph-properties fo:text-align="start" style:justify-single-word="false"/>
      <style:text-properties fo:font-style="italic" officeooo:rsid="0016fc76" officeooo:paragraph-rsid="0016fc76" style:font-style-asian="italic" style:font-style-complex="italic"/>
    </style:style>
    <style:style style:name="P32" style:family="paragraph" style:parent-style-name="Standard" style:list-style-name="L14">
      <style:paragraph-properties fo:text-align="start" style:justify-single-word="false"/>
      <style:text-properties fo:font-style="italic" officeooo:rsid="00183525" officeooo:paragraph-rsid="00183525" style:font-style-asian="italic" style:font-style-complex="italic"/>
    </style:style>
    <style:style style:name="P33" style:family="paragraph" style:parent-style-name="Standard" style:list-style-name="L14">
      <style:paragraph-properties fo:text-align="start" style:justify-single-word="false"/>
      <style:text-properties fo:font-style="italic" officeooo:rsid="0013d391" officeooo:paragraph-rsid="00183525" style:font-style-asian="italic" style:font-style-complex="italic"/>
    </style:style>
    <style:style style:name="P34" style:family="paragraph" style:parent-style-name="Standard" style:list-style-name="L14">
      <style:paragraph-properties fo:text-align="start" style:justify-single-word="false"/>
      <style:text-properties fo:font-style="italic" officeooo:rsid="0013d391" officeooo:paragraph-rsid="0018667b" style:font-style-asian="italic" style:font-style-complex="italic"/>
    </style:style>
    <style:style style:name="P35" style:family="paragraph" style:parent-style-name="Standard" style:list-style-name="L14">
      <style:paragraph-properties fo:text-align="start" style:justify-single-word="false"/>
      <style:text-properties fo:font-style="italic" officeooo:rsid="00148ab7" officeooo:paragraph-rsid="00183525" style:font-style-asian="italic" style:font-style-complex="italic"/>
    </style:style>
    <style:style style:name="P36" style:family="paragraph" style:parent-style-name="Standard" style:list-style-name="L14">
      <style:paragraph-properties fo:text-align="start" style:justify-single-word="false"/>
      <style:text-properties fo:font-style="italic" officeooo:rsid="00148ab7" officeooo:paragraph-rsid="0018667b" style:font-style-asian="italic" style:font-style-complex="italic"/>
    </style:style>
    <style:style style:name="P37" style:family="paragraph" style:parent-style-name="Standard">
      <style:paragraph-properties fo:text-align="start" style:justify-single-word="false"/>
      <style:text-properties fo:font-style="italic" officeooo:rsid="0018667b" officeooo:paragraph-rsid="0018667b" style:font-style-asian="italic" style:font-style-complex="italic"/>
    </style:style>
    <style:style style:name="P38" style:family="paragraph" style:parent-style-name="Standard">
      <style:paragraph-properties fo:text-align="start" style:justify-single-word="false"/>
      <style:text-properties fo:font-style="italic" officeooo:rsid="001de290" officeooo:paragraph-rsid="001de290" style:font-style-asian="italic" style:font-style-complex="italic"/>
    </style:style>
    <style:style style:name="P39" style:family="paragraph" style:parent-style-name="Standard">
      <style:paragraph-properties fo:text-align="start" style:justify-single-word="false"/>
      <style:text-properties fo:font-style="italic" officeooo:rsid="001f3306" officeooo:paragraph-rsid="001f3306" style:font-style-asian="italic" style:font-style-complex="italic"/>
    </style:style>
    <style:style style:name="P40" style:family="paragraph" style:parent-style-name="Standard" style:list-style-name="L16">
      <style:paragraph-properties fo:text-align="start" style:justify-single-word="false"/>
      <style:text-properties fo:font-style="italic" officeooo:rsid="0020ba64" officeooo:paragraph-rsid="0020ba64" style:font-style-asian="italic" style:font-style-complex="italic"/>
    </style:style>
    <style:style style:name="P41" style:family="paragraph" style:parent-style-name="Standard">
      <style:paragraph-properties fo:text-align="start" style:justify-single-word="false"/>
      <style:text-properties fo:font-style="italic" style:text-underline-style="solid" style:text-underline-width="auto" style:text-underline-color="font-color" officeooo:rsid="0015de4c" officeooo:paragraph-rsid="0015de4c" style:font-style-asian="italic" style:font-style-complex="italic"/>
    </style:style>
    <style:style style:name="P42" style:family="paragraph" style:parent-style-name="Standard">
      <style:paragraph-properties fo:text-align="start" style:justify-single-word="false"/>
      <style:text-properties officeooo:rsid="0020ba64" officeooo:paragraph-rsid="0020ba64"/>
    </style:style>
    <style:style style:name="P43" style:family="paragraph" style:parent-style-name="Standard" style:list-style-name="L16">
      <style:paragraph-properties fo:text-align="start" style:justify-single-word="false"/>
      <style:text-properties officeooo:rsid="0020ba64" officeooo:paragraph-rsid="0020ba64"/>
    </style:style>
    <style:style style:name="P44" style:family="paragraph" style:parent-style-name="Standard" style:list-style-name="L17">
      <style:paragraph-properties fo:text-align="start" style:justify-single-word="false"/>
      <style:text-properties style:text-underline-style="none" officeooo:rsid="0020ba64" officeooo:paragraph-rsid="0020ba64"/>
    </style:style>
    <style:style style:name="P45" style:family="paragraph" style:parent-style-name="Standard" style:list-style-name="L17">
      <style:paragraph-properties fo:text-align="start" style:justify-single-word="false"/>
      <style:text-properties style:text-underline-style="none" officeooo:rsid="0020ba64" officeooo:paragraph-rsid="002220d0"/>
    </style:style>
    <style:style style:name="P46" style:family="paragraph" style:parent-style-name="Standard">
      <style:paragraph-properties fo:text-align="start" style:justify-single-word="false"/>
      <style:text-properties style:text-underline-style="none" officeooo:rsid="0020ba64" officeooo:paragraph-rsid="0020ba64"/>
    </style:style>
    <style:style style:name="P47" style:family="paragraph" style:parent-style-name="Standard">
      <style:paragraph-properties fo:text-align="start" style:justify-single-word="false"/>
      <style:text-properties style:text-underline-style="none" officeooo:rsid="002220d0" officeooo:paragraph-rsid="002220d0"/>
    </style:style>
    <style:style style:name="P48" style:family="paragraph" style:parent-style-name="Standard" style:list-style-name="L17">
      <style:paragraph-properties fo:text-align="start" style:justify-single-word="false"/>
      <style:text-properties style:text-underline-style="none" officeooo:rsid="002220d0" officeooo:paragraph-rsid="002220d0"/>
    </style:style>
    <style:style style:name="P49" style:family="paragraph" style:parent-style-name="Standard">
      <style:paragraph-properties fo:text-align="start" style:justify-single-word="false"/>
      <style:text-properties style:text-underline-style="none" officeooo:rsid="00237820" officeooo:paragraph-rsid="00237820"/>
    </style:style>
    <style:style style:name="P50" style:family="paragraph" style:parent-style-name="Standard">
      <style:paragraph-properties fo:text-align="start" style:justify-single-word="false"/>
      <style:text-properties fo:font-style="normal" style:text-underline-style="solid" style:text-underline-width="auto" style:text-underline-color="font-color" officeooo:rsid="002220d0" officeooo:paragraph-rsid="002220d0" style:font-style-asian="normal" style:font-style-complex="normal"/>
    </style:style>
    <style:style style:name="P51" style:family="paragraph" style:parent-style-name="Standard">
      <style:paragraph-properties fo:text-align="start" style:justify-single-word="false" fo:break-before="page"/>
      <style:text-properties style:text-underline-style="none" officeooo:rsid="00237820" officeooo:paragraph-rsid="00237820"/>
    </style:style>
    <style:style style:name="T1" style:family="text">
      <style:text-properties officeooo:rsid="0013d391"/>
    </style:style>
    <style:style style:name="T2" style:family="text">
      <style:text-properties style:text-underline-style="solid" style:text-underline-width="auto" style:text-underline-color="font-color"/>
    </style:style>
    <style:style style:name="T3" style:family="text">
      <style:text-properties officeooo:rsid="00148ab7"/>
    </style:style>
    <style:style style:name="T4" style:family="text">
      <style:text-properties fo:font-style="normal" style:font-style-asian="normal" style:font-style-complex="normal"/>
    </style:style>
    <style:style style:name="T5" style:family="text">
      <style:text-properties fo:font-style="normal" officeooo:rsid="0013d391" style:font-style-asian="normal" style:font-style-complex="normal"/>
    </style:style>
    <style:style style:name="T6" style:family="text">
      <style:text-properties fo:font-style="normal" officeooo:rsid="00183525" style:font-style-asian="normal" style:font-style-complex="normal"/>
    </style:style>
    <style:style style:name="T7" style:family="text">
      <style:text-properties fo:font-style="normal" officeooo:rsid="001a0c2f" style:font-style-asian="normal" style:font-style-complex="normal"/>
    </style:style>
    <style:style style:name="T8" style:family="text">
      <style:text-properties fo:font-style="normal" officeooo:rsid="001bfcec" style:font-style-asian="normal" style:font-style-complex="normal"/>
    </style:style>
    <style:style style:name="T9" style:family="text">
      <style:text-properties fo:font-style="normal" officeooo:rsid="001de290" style:font-style-asian="normal" style:font-style-complex="normal"/>
    </style:style>
    <style:style style:name="T10" style:family="text">
      <style:text-properties fo:font-style="normal" officeooo:rsid="001f3306" style:font-style-asian="normal" style:font-style-complex="normal"/>
    </style:style>
    <style:style style:name="T11" style:family="text">
      <style:text-properties fo:font-style="normal" officeooo:rsid="001f91ad" style:font-style-asian="normal" style:font-style-complex="normal"/>
    </style:style>
    <style:style style:name="T12" style:family="text">
      <style:text-properties fo:font-style="normal" officeooo:rsid="0020ba64" style:font-style-asian="normal" style:font-style-complex="normal"/>
    </style:style>
    <style:style style:name="T13" style:family="text">
      <style:text-properties fo:font-style="normal" officeooo:rsid="0015de4c" style:font-style-asian="normal" style:font-style-complex="normal"/>
    </style:style>
    <style:style style:name="T14" style:family="text">
      <style:text-properties fo:font-style="normal" officeooo:rsid="002220d0" style:font-style-asian="normal" style:font-style-complex="normal"/>
    </style:style>
    <style:style style:name="T15" style:family="text">
      <style:text-properties fo:font-style="normal" officeooo:rsid="0022af18"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officeooo:rsid="0016fc76"/>
    </style:style>
    <style:style style:name="T18" style:family="text">
      <style:text-properties officeooo:rsid="001bfcec"/>
    </style:style>
    <style:style style:name="T19" style:family="text">
      <style:text-properties officeooo:rsid="001de290"/>
    </style:style>
    <style:style style:name="T20" style:family="text">
      <style:text-properties officeooo:rsid="001f33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C analysis summary</text:p>
      <text:p text:style-name="P11">all at FWE p&lt;0.05</text:p>
      <text:p text:style-name="P2"/>
      <text:p text:style-name="P3">Are there session effects? F-stat: main effect of S1/S2</text:p>
      <text:list xml:id="list1348593027" text:style-name="L1">
        <text:list-item>
          <text:p text:style-name="P4">Yes, strong ISC in auditory cortex</text:p>
        </text:list-item>
      </text:list>
      <text:p text:style-name="P3">Is there a learning effect? F-stat: main effect of TBL/UL</text:p>
      <text:list xml:id="list570681360" text:style-name="L2">
        <text:list-item>
          <text:p text:style-name="P5">No</text:p>
        </text:list-item>
      </text:list>
      <text:p text:style-name="P3">Is there a session x learning interaction? F-stat: TBL/UL x S1/S2</text:p>
      <text:list xml:id="list999522076" text:style-name="L3">
        <text:list-item>
          <text:p text:style-name="P6">No</text:p>
        </text:list-item>
      </text:list>
      <text:p text:style-name="P3"/>
      <text:p text:style-name="P3">There is no learning effect, but something is driving an effect by sessions.</text:p>
      <text:p text:style-name="P3">Could this effect be driven by song type?</text:p>
      <text:p text:style-name="P3"/>
      <text:p text:style-name="P3">Is there a main effect of song type? F-Stat: main effect of a/i/s/w</text:p>
      <text:list xml:id="list1861873938" text:style-name="L4">
        <text:list-item>
          <text:p text:style-name="P7">Yes, strong ISC in auditory cortex as well as some motor cortex, some midline, anterior cingulate, and some PFC (-25, 52, 37)</text:p>
        </text:list-item>
      </text:list>
      <text:p text:style-name="P3">Is there a session x song type interaction? F-stat S1/S2 x aisw</text:p>
      <text:list xml:id="list1620153982" text:style-name="L5">
        <text:list-item>
          <text:p text:style-name="P8">Yes, small cluster in PFC, motor areas</text:p>
        </text:list-item>
      </text:list>
      <text:p text:style-name="P3">Is there a learning x song type interaction? F-stat: TBL/UL x aisw</text:p>
      <text:list xml:id="list3914393944" text:style-name="L6">
        <text:list-item>
          <text:p text:style-name="P9">No</text:p>
        </text:list-item>
      </text:list>
      <text:p text:style-name="P3"/>
      <text:p text:style-name="P3">There really is no learning effect, but there is something happening across sessions that is being driven by the type of song. </text:p>
      <text:p text:style-name="P3">Let’s investigate these differences in song type further. </text:p>
      <text:p text:style-name="P3"/>
      <text:p text:style-name="P3"><text:span text:style-name="T2">Hypothesis 1</text:span>: Based on previous research, (Leah’s thesis, Taken work) we should see more ISC to spoken stimuli than to <text:span text:style-name="T1">the other</text:span> music. <text:s/></text:p>
      <text:list xml:id="list4135867999" text:style-name="L8">
        <text:list-item>
          <text:p text:style-name="P14">T stat: S- A/I/W+ - no sig. </text:p>
        </text:list-item>
        <text:list-item>
          <text:p text:style-name="P14">T stat: S+ A/I/W- - lots significant: lots significant: auditory cortex, premotor, anterior cingulate, inferior frontal, PFC</text:p>
        </text:list-item>
      </text:list>
      <text:p text:style-name="P13"/>
      <text:p text:style-name="P13">Ok, so there is something in the spoken words that is different than the other stimuli that include music.</text:p>
      <text:p text:style-name="P10"/>
      <text:p text:style-name="P10">Starting with the ‘purest’ stimuli: spoken vs. instrumental</text:p>
      <text:list xml:id="list2465283496" text:style-name="L7">
        <text:list-item>
          <text:p text:style-name="P12">T stat: <text:s/>S- I+ - no sig. </text:p>
        </text:list-item>
        <text:list-item>
          <text:p text:style-name="P12">T stat: S+ I- <text:s/>- lots significant: auditory cortex, premotor, anterior cingulate, inferior frontal, PFC</text:p>
        </text:list-item>
        <text:list-item>
          <text:p text:style-name="P12">In agreement with H1 we see more ISC to spoken than to instrumental music</text:p>
        </text:list-item>
        <text:list-item>
          <text:p text:style-name="P12">It sort of looks like the S+ A/I/W- contrast was driven by S and I. But let’s look closer.</text:p>
        </text:list-item>
      </text:list>
      <text:p text:style-name="P13"/>
      <text:p text:style-name="P13">What happens when we start adding music and lyrics together? </text:p>
      <text:p text:style-name="P16"><text:span text:style-name="T17">Hypothesis 1a: Intuitively, I think that there will be more ISC with more information (i.e. with music AND lyrics).</text:span></text:p>
      <text:p text:style-name="P16">Do we see more ISC to a capella and to whole songs than to spoken? <text:s/></text:p>
      <text:list xml:id="list4244771956" text:style-name="L10">
        <text:list-item>
          <text:p text:style-name="P15">T stat: S<text:span text:style-name="T3">- A+ <text:s/>no sig.</text:span></text:p>
        </text:list-item>
        <text:list-item>
          <text:p text:style-name="P18">T stat: S+ A- <text:s/>lots significant: <text:s/>PFC, posterior cingulate, motor, small auditory – more defined and mostly left</text:p>
        </text:list-item>
        <text:list-item>
          <text:p text:style-name="P18">T stat: S- W+ no sig</text:p>
        </text:list-item>
        <text:list-item>
          <text:p text:style-name="P18">T stat: S+ W- lots significant: more diffuse auditory, PFC, mid cingulate?, small motor</text:p>
        </text:list-item>
      </text:list>
      <text:p text:style-name="P21"><text:soft-page-break/></text:p>
      <text:p text:style-name="P21">No, spoken is still driving stronger ISC than any of the songs with music, regardless of whether they have lyrics or not. </text:p>
      <text:p text:style-name="P21"/>
      <text:p text:style-name="P21">Is there a difference between the a capella and whole songs? (music + lyrics)</text:p>
      <text:list xml:id="list316986025" text:style-name="L11">
        <text:list-item>
          <text:p text:style-name="P22">T stat: A+ W- there is more left auditory ISC to a capella songs than to whole songs</text:p>
        </text:list-item>
        <text:list-item>
          <text:p text:style-name="P22">T stat: A- W+ there are a few voxels in motor that come out as having more ISC to whole than to a capella.</text:p>
        </text:list-item>
      </text:list>
      <text:p text:style-name="P21"/>
      <text:p text:style-name="P21">How does the instrumental songs compare to the other stim with music?</text:p>
      <text:list xml:id="list1288407721" text:style-name="L13">
        <text:list-item>
          <text:p text:style-name="P23">T stat: I+ A- no sig</text:p>
        </text:list-item>
        <text:list-item>
          <text:p text:style-name="P23">T stat: I- A+ more significant in auditory cortex</text:p>
        </text:list-item>
        <text:list-item>
          <text:p text:style-name="P23">T stat I+ W- no sig</text:p>
        </text:list-item>
        <text:list-item>
          <text:p text:style-name="P23">T stat I- W+ some significant in auditory cortex, but ‘speckles’</text:p>
        </text:list-item>
      </text:list>
      <text:list xml:id="list164303148666129" text:continue-list="list316986025" text:style-name="L11">
        <text:list-header>
          <text:p text:style-name="P22"/>
        </text:list-header>
      </text:list>
      <text:p text:style-name="P30">Maybe, there is a difference based on ROI? NEXT STEP</text:p>
      <text:p text:style-name="P30">Look at motor, auditory, and frontal ROIs for these same contrasts. How do these patterns hold?</text:p>
      <text:p text:style-name="P26"><text:span text:style-name="T4"/></text:p>
      <text:p text:style-name="P41"><text:span text:style-name="T4">Before we go to the ROI approach, let’s tease apart the instrument effects completely. </text:span></text:p>
      <text:p text:style-name="P26"><text:span text:style-name="T4">Right now we know:</text:span></text:p>
      <text:list xml:id="list3804074147" text:style-name="L12">
        <text:list-item>
          <text:p text:style-name="P27"><text:span text:style-name="T4">Spoken stimuli create more ISC than the other three types of stimuli S &gt; AIW</text:span></text:p>
        </text:list-item>
        <text:list-item>
          <text:p text:style-name="P27"><text:span text:style-name="T4">A capella stimuli create slightly more ISC than whole songs in auditory cortex (maybe whole produces more in motor, but need ROI analysis to pull this out – on hold for now) A&gt;W</text:span></text:p>
        </text:list-item>
        <text:list-item>
          <text:p text:style-name="P27"><text:span text:style-name="T4">instrumental does not produce more ISC than a capella and whole songs AW &gt;I</text:span></text:p>
        </text:list-item>
      </text:list>
      <text:p text:style-name="P26"><text:span text:style-name="T4"/></text:p>
      <text:p text:style-name="P26"><text:span text:style-name="T4">So, in auditory cortex (and </text:span><text:span text:style-name="T12">some </text:span><text:span text:style-name="T4">frontal) – S&gt;A&gt;W&gt;I (this might look different in motor cortex...)</text:span></text:p>
      <text:p text:style-name="P31"><text:span text:style-name="T4">This is counter-intuitive. Music (at least in auditory and frontal cortices) does not drive synchrony. It is all driven by the lyrics. Any information beyond lyrics creates a reduction in ISC.</text:span></text:p>
      <text:p text:style-name="P26"><text:span text:style-name="T4"/></text:p>
      <text:p text:style-name="P31"><text:span text:style-name="T4">But, this is across both sessions, and we </text:span><text:span text:style-name="T16">know there is a session effect.</text:span><text:span text:style-name="T4"> How does this pattern look in each session and as a comparison between sessions? </text:span></text:p>
      <text:p text:style-name="P26"><text:span text:style-name="T4"/></text:p>
      <text:p text:style-name="P31"><text:span text:style-name="T4">Is this pattern (S&gt;A&gt;W&gt;I) consistent across sessions?</text:span></text:p>
      <text:p text:style-name="P31"><text:span text:style-name="T4"/></text:p>
      <text:p text:style-name="P31"><text:span text:style-name="T16">Hypothesis 2</text:span><text:span text:style-name="T4">: Knowing that there are generally reductions with repetitions we hypothesize that the pattern will hold, but be reduced in Session 2. </text:span></text:p>
      <text:p text:style-name="P37"><text:span text:style-name="T4">Session1 – Session 2</text:span></text:p>
      <text:list xml:id="list1091922865" text:style-name="L14">
        <text:list-item>
          <text:p text:style-name="P32"><text:span text:style-name="T4">S1-S2: </text:span><text:span text:style-name="T5">T stat: <text:s/>S- I+ </text:span><text:span text:style-name="T7">no sig</text:span></text:p>
        </text:list-item>
        <text:list-item>
          <text:p text:style-name="P33"><text:span text:style-name="T6">S1-S2: </text:span><text:span text:style-name="T4">T stat: S+ I- <text:s/></text:span><text:span text:style-name="T7">sig in inferior frontal gyrus, planum temporale, </text:span><text:span text:style-name="T8">small hippocampal cluster</text:span></text:p>
          <text:p text:style-name="P34"/>
        </text:list-item>
        <text:list-item>
          <text:p text:style-name="P17"><text:span text:style-name="T6">S1-S2: </text:span>T stat: S<text:span text:style-name="T3">- A+ <text:s/>maybe striatum? And motor</text:span></text:p>
        </text:list-item>
        <text:list-item>
          <text:p text:style-name="P19"><text:span text:style-name="T6">S1-S2: </text:span>T stat: S+ A- <text:span text:style-name="T18">basal ganglia cluster (mostly R but some L), IFG, PFC</text:span></text:p>
          <text:p text:style-name="P20"/>
        </text:list-item>
        <text:list-item>
          <text:p text:style-name="P19"><text:span text:style-name="T6">S1-S2: </text:span>T stat: S- W+ <text:span text:style-name="T18">- no sig</text:span></text:p>
        </text:list-item>
        <text:list-item>
          <text:p text:style-name="P35"><text:span text:style-name="T6">S1-S2: </text:span><text:span text:style-name="T4">T stat: S+ W- <text:s/></text:span><text:span text:style-name="T8">PFC, thalamus, </text:span><text:span text:style-name="T9">anterior cingulate</text:span></text:p>
          <text:p text:style-name="P36"><text:span text:style-name="T4"/></text:p>
        </text:list-item>
        <text:list-item>
          <text:p text:style-name="P24"><text:span text:style-name="T6">S1-S2: </text:span>T stat: A+ W- <text:span text:style-name="T19">basal ganglia, PFC, motor</text:span></text:p>
        </text:list-item>
        <text:list-item>
          <text:p text:style-name="P24"><text:span text:style-name="T6">S1-S2: </text:span><text:span text:style-name="T4">T stat: A- W+ </text:span><text:span text:style-name="T9">maybe hippocampal?</text:span></text:p>
          <text:p text:style-name="P28"><text:span text:style-name="T4"/></text:p>
        </text:list-item>
        <text:list-item>
          <text:p text:style-name="P24"><text:soft-page-break/><text:span text:style-name="T6">S1-S2: </text:span>T stat: I+ A- <text:span text:style-name="T19">no sig</text:span></text:p>
        </text:list-item>
        <text:list-item>
          <text:p text:style-name="P24"><text:span text:style-name="T6">S1-S2: </text:span>T stat: I- A+ <text:span text:style-name="T19">motor (R&amp;L), hippocampus, caudate (motor imagery areas 22,-27,17 - neurosynth)</text:span></text:p>
          <text:p text:style-name="P25"/>
        </text:list-item>
        <text:list-item>
          <text:p text:style-name="P24"><text:span text:style-name="T6">S1-S2: </text:span>T stat I+ W- <text:span text:style-name="T20">anterior cingulate, basal ganglia</text:span></text:p>
        </text:list-item>
        <text:list-item>
          <text:p text:style-name="P24"><text:span text:style-name="T6">S1-S2: </text:span>T stat I- W+ <text:span text:style-name="T20">hippocampus</text:span></text:p>
        </text:list-item>
      </text:list>
      <text:p text:style-name="P29"><text:span text:style-name="T4"/></text:p>
      <text:p text:style-name="P39"><text:span text:style-name="T4">First of all, there</text:span><text:span text:style-name="T9"> are no auditory cortex differences between S1 and S2!</text:span></text:p>
      <text:p text:style-name="P39"><text:span text:style-name="T9"/></text:p>
      <text:p text:style-name="P38"><text:span text:style-name="T4">The spoken &gt; music </text:span><text:span text:style-name="T12">(A I S)</text:span><text:span text:style-name="T4"> holds up for the most part – but there are interesting things going on in motor areas and basal ganglia with the a capella stimulus</text:span></text:p>
      <text:p text:style-name="P38"><text:span text:style-name="T4"/></text:p>
      <text:p text:style-name="P38"><text:span text:style-name="T4">Frontal areas: S &gt; A &gt;W </text:span><text:span text:style-name="T10">= I (there are no differences between W and I in frontal areas, </text:span><text:span text:style-name="T11">so the difference seen before </text:span><text:span text:style-name="T12">between W and I</text:span><text:span text:style-name="T11"> is driven by the auditory cortices)</text:span></text:p>
      <text:p text:style-name="P38"><text:span text:style-name="T11"/></text:p>
      <text:p text:style-name="P38"><text:span text:style-name="T4">Motor </text:span><text:span text:style-name="T12">areas:</text:span><text:span text:style-name="T4"> A&gt;S</text:span><text:span text:style-name="T14">=</text:span><text:span text:style-name="T4">W</text:span><text:span text:style-name="T11">=I</text:span><text:span text:style-name="T4"> –</text:span><text:span text:style-name="T11"> it’s driven by the presence of words, but in a more complicated </text:span><text:span text:style-name="T12">way</text:span><text:span text:style-name="T11"> – if it was just words we’d expect S&gt;A</text:span><text:span text:style-name="T12">&gt;W&gt;I</text:span><text:span text:style-name="T11"> and if it was just music we’d expect I&gt;W&gt;A&gt;S. </text:span><text:span text:style-name="T12">It’s neither. </text:span></text:p>
      <text:list xml:id="list505023050" text:style-name="L16">
        <text:list-item>
          <text:p text:style-name="P40"><text:span text:style-name="T4">Potentially some of the effects are being overpowered by other areas so maybe a motor ROI will help. Is there an interaction between lyrics and ‘instruments’/background music?</text:span></text:p>
        </text:list-item>
        <text:list-item>
          <text:p text:style-name="P43"><text:span text:style-name="T4">Then maybe we can interpret this as: melody helps synchrony, but only when there isn’t too much other information. We synchronize to words more and melody helps synchrony (beat perception related?) making the ISC in A&gt;S. However, as soon as you add in more complexity to the music (i.e. with instruments) you lose all synchrony in motor areas. It’s not because auditory areas are overpowering. Is it because there is now too much to pay attention to?</text:span></text:p>
        </text:list-item>
      </text:list>
      <text:p text:style-name="P42"><text:span text:style-name="T4"/></text:p>
      <text:p text:style-name="P42"><text:span text:style-name="T14">ISC </text:span><text:span text:style-name="T4">Summary:<text:line-break/></text:span><text:span text:style-name="T16">across all sessions</text:span></text:p>
      <text:list xml:id="list3334195124" text:style-name="L17">
        <text:list-item>
          <text:p text:style-name="P44"><text:span text:style-name="T4">Auditory cortex: </text:span><text:span text:style-name="T13"><text:s/>S&gt;</text:span><text:span text:style-name="T4">&gt;</text:span><text:span text:style-name="T13">A</text:span><text:span text:style-name="T4">&gt;</text:span><text:span text:style-name="T13">&gt;W&gt;I</text:span></text:p>
        </text:list-item>
        <text:list-item>
          <text:p text:style-name="P44"><text:span text:style-name="T13">Frontal cortex: S&gt;A=W=I</text:span></text:p>
        </text:list-item>
        <text:list-item>
          <text:p text:style-name="P44"><text:span text:style-name="T13">M</text:span><text:span text:style-name="T4">otor cortex: </text:span><text:span text:style-name="T14">S&gt;A=W=I</text:span></text:p>
        </text:list-item>
      </text:list>
      <text:p text:style-name="P46"><text:span text:style-name="T4"/></text:p>
      <text:p text:style-name="P50">S1-S2:</text:p>
      <text:list xml:id="list164302955413638" text:continue-numbering="true" text:style-name="L17">
        <text:list-item>
          <text:p text:style-name="P45"><text:span text:style-name="T4">Auditory cortex: </text:span><text:span text:style-name="T13"><text:s/>S</text:span><text:span text:style-name="T14">=A=W=I (no differences)</text:span></text:p>
        </text:list-item>
        <text:list-item>
          <text:p text:style-name="P45"><text:span text:style-name="T13">Frontal cortex: S&gt;A</text:span><text:span text:style-name="T14">&gt;W=I</text:span></text:p>
        </text:list-item>
        <text:list-item>
          <text:p text:style-name="P45"><text:span text:style-name="T13">M</text:span><text:span text:style-name="T4">otor cortex: </text:span><text:span text:style-name="T14">A&gt;S=W=I</text:span></text:p>
        </text:list-item>
        <text:list-item>
          <text:p text:style-name="P48"><text:span text:style-name="T4">Basal Ganglia: </text:span><text:span text:style-name="T15">I</text:span><text:span text:style-name="T4">&gt;W, </text:span><text:span text:style-name="T15">S&gt;A, A&gt;W – but no consistent pattern here</text:span></text:p>
        </text:list-item>
      </text:list>
      <text:p text:style-name="P47"><text:span text:style-name="T15"/></text:p>
      <text:p text:style-name="P47"><text:span text:style-name="T15"/></text:p>
      <text:p text:style-name="P51"><text:span text:style-name="T15">T</text:span><text:span text:style-name="T4">here are obviously different patterns of synchrony happening based on the brain area</text:span></text:p>
      <text:p text:style-name="P49"><text:span text:style-name="T4"/></text:p>
      <text:p text:style-name="P49"><text:span text:style-name="T16">Hypothesis 3:</text:span><text:span text:style-name="T4"> In Frontal and auditory cortices, we expect more ISC in spoken &gt; musical stimuli. </text:span></text:p>
      <text:p text:style-name="P49"><text:span text:style-name="T4">In motor cortex and basal ganglia there may be a more complicated interaction between the presence of musical information and wor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52:42.472000000</meta:creation-date>
    <dc:date>2018-09-24T16:26:53.092000000</dc:date>
    <meta:editing-duration>PT36M33S</meta:editing-duration>
    <meta:editing-cycles>7</meta:editing-cycles>
    <meta:generator>LibreOffice/5.3.7.2$Windows_X86_64 LibreOffice_project/6b8ed514a9f8b44d37a1b96673cbbdd077e24059</meta:generator>
    <meta:document-statistic meta:table-count="0" meta:image-count="0" meta:object-count="0" meta:page-count="4" meta:paragraph-count="92" meta:word-count="1184" meta:character-count="6465" meta:non-whitespace-character-count="5384"/>
  </office:meta>
</office:document-meta>
</file>